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3.31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29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671cm" fo:min-width="2.29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54cm" svg:height="1.27cm" svg:x="2.27cm" svg:y="12.44cm">
          <text:p text:style-name="P1"><text:span text:style-name="T1">E</text:span><text:span text:style-name="T1">E</text:span><text:span text:style-name="T1">P</text:span><text:span text:style-name="T1">R</text:span><text:span text:style-name="T1">O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2.27cm" svg:y="9.9cm">
          <text:p text:style-name="P1"><text:span text:style-name="T1">K</text:span><text:span text:style-name="T1">ey </text:span><text:span text:style-name="T1">St</text:span><text:span text:style-name="T1">o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1.27cm" svg:x="2.27cm" svg:y="8.63cm">
          <text:p text:style-name="P1"><text:span text:style-name="T1">A</text:span><text:span text:style-name="T1">E</text:span><text:span text:style-name="T1">A</text:span><text:span text:style-name="T1">D </text:span></text:p>
          <text:p text:style-name="P1"><text:span text:style-name="T1">D</text:span><text:span text:style-name="T1">at</text:span><text:span text:style-name="T1">ab</text:span><text:span text:style-name="T1">a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4cm" svg:height="1.27cm" svg:x="6.08cm" svg:y="12.44cm">
          <text:p text:style-name="P1"><text:span text:style-name="T1">AD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4cm" svg:height="1.27cm" svg:x="6.08cm" svg:y="9.9cm">
          <text:p text:style-name="P1"><text:span text:style-name="T1">CTR-</text:span><text:span text:style-name="T1">DRB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54cm" svg:height="1.27cm" svg:x="13.7cm" svg:y="12.44cm">
          <text:p text:style-name="P1"><text:span text:style-name="T1">A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4cm" svg:height="1.27cm" svg:x="9.89cm" svg:y="12.44cm">
          <text:p text:style-name="P1"><text:span text:style-name="T1">SHA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2.54cm" svg:height="1.27cm" svg:x="9.89cm" svg:y="9.9cm">
          <text:p text:style-name="P1"><text:span text:style-name="T2">HMAC-SHA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54cm" svg:height="1.27cm" svg:x="13.7cm" svg:y="9.9cm">
          <text:p text:style-name="P1"><text:span text:style-name="T1">AES-EC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13.7cm" svg:y="8.63cm">
          <text:p text:style-name="P1"><text:span text:style-name="T1">AES-CC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54cm" svg:height="1.27cm" svg:x="13.7cm" svg:y="7.36cm">
          <text:p text:style-name="P1"><text:span text:style-name="T1">AES-CB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1cm" svg:height="1.27cm" svg:x="7.35cm" svg:y="6.09cm">
          <text:p text:style-name="P1"><text:span text:style-name="T1">Dispatch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cm" svg:height="1.27cm" svg:x="7.35cm" svg:y="3.55cm">
          <text:p text:style-name="P1"><text:span text:style-name="T1">Packetiz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81cm" svg:height="1.27cm" svg:x="7.35cm" svg:y="1cm">
          <text:p text:style-name="P1"><text:span text:style-name="T1">USB-CD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255cm" svg:y1="2.27cm" svg:x2="9.255cm" svg:y2="3.55cm" draw:start-shape="id1" draw:start-glue-point="2" draw:end-shape="id2" draw:end-glue-point="0" svg:d="M9255 2270v1280" svg:viewBox="0 0 1 1281">
          <text:p/>
        </draw:connector>
        <draw:connector draw:style-name="gr3" draw:text-style-name="P4" draw:layer="layout" svg:x1="9.255cm" svg:y1="4.82cm" svg:x2="9.255cm" svg:y2="6.09cm" draw:start-shape="id2" draw:start-glue-point="2" draw:end-shape="id3" draw:end-glue-point="0" svg:d="M9255 4820v1270" svg:viewBox="0 0 1 1271">
          <text:p/>
        </draw:connector>
        <draw:connector draw:style-name="gr3" draw:text-style-name="P4" draw:layer="layout" svg:x1="3.54cm" svg:y1="11.17cm" svg:x2="3.54cm" svg:y2="12.44cm" draw:start-shape="id4" draw:start-glue-point="2" draw:end-shape="id5" draw:end-glue-point="0" svg:d="M3540 11170v1270" svg:viewBox="0 0 1 1271">
          <text:p/>
        </draw:connector>
        <draw:connector draw:style-name="gr3" draw:text-style-name="P4" draw:layer="layout" svg:x1="3.54cm" svg:y1="8.63cm" svg:x2="7.35cm" svg:y2="6.725cm" draw:start-shape="id6" draw:start-glue-point="0" draw:end-shape="id3" draw:end-glue-point="3" svg:d="M3540 8630v-1905h3810" svg:viewBox="0 0 3811 1906">
          <text:p/>
        </draw:connector>
        <draw:connector draw:style-name="gr4" draw:text-style-name="P4" draw:layer="layout" svg:x1="7.35cm" svg:y1="12.44cm" svg:x2="7.35cm" svg:y2="11.17cm" draw:start-shape="id7" draw:start-glue-point="0" draw:end-shape="id8" draw:end-glue-point="2" svg:d="M7350 12440v-1270" svg:viewBox="0 0 1 1271">
          <text:p/>
        </draw:connector>
        <draw:connector draw:style-name="gr4" draw:text-style-name="P4" draw:layer="layout" svg:x1="11.16cm" svg:y1="11.17cm" svg:x2="11.16cm" svg:y2="12.44cm" draw:start-shape="id9" draw:start-glue-point="2" draw:end-shape="id10" draw:end-glue-point="0" svg:d="M11160 11170v1270" svg:viewBox="0 0 1 1271">
          <text:p/>
        </draw:connector>
        <draw:connector draw:style-name="gr3" draw:text-style-name="P4" draw:layer="layout" svg:x1="14.97cm" svg:y1="11.17cm" svg:x2="14.97cm" svg:y2="12.44cm" draw:start-shape="id11" draw:start-glue-point="2" draw:end-shape="id12" draw:end-glue-point="0" svg:d="M14970 11170v1270" svg:viewBox="0 0 1 1271">
          <text:p/>
        </draw:connector>
        <draw:connector draw:style-name="gr4" draw:text-style-name="P4" draw:layer="layout" svg:x1="7.35cm" svg:y1="9.9cm" svg:x2="9.255cm" svg:y2="7.36cm" draw:start-shape="id8" draw:start-glue-point="0" draw:end-shape="id3" draw:end-glue-point="2" svg:d="M7350 9900v-1270h1905v-1270" svg:viewBox="0 0 1906 2541">
          <text:p/>
        </draw:connector>
        <draw:connector draw:style-name="gr4" draw:text-style-name="P4" draw:layer="layout" svg:x1="9.255cm" svg:y1="7.36cm" svg:x2="11.16cm" svg:y2="9.9cm" draw:start-shape="id3" draw:start-glue-point="2" draw:end-shape="id9" draw:end-glue-point="0" svg:d="M9255 7360v1270h1905v1270" svg:viewBox="0 0 1906 2541">
          <text:p/>
        </draw:connector>
        <draw:custom-shape draw:style-name="gr1" draw:text-style-name="P2" draw:layer="layout" svg:width="2.54cm" svg:height="1.27cm" svg:x="12.43cm" svg:y="3.54cm">
          <text:p text:style-name="P1"><text:span text:style-name="T1">LED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97cm" svg:y1="7.36cm" svg:x2="11.16cm" svg:y2="6.725cm" draw:start-shape="id13" draw:start-glue-point="0" draw:end-shape="id3" draw:end-glue-point="1" svg:d="M14970 7360v-635h-3810" svg:viewBox="0 0 3811 636">
          <text:p/>
        </draw:connector>
        <draw:custom-shape draw:style-name="gr5" draw:text-style-name="P2" draw:layer="layout" svg:width="2.794cm" svg:height="1.27cm" svg:x="2.27cm" svg:y="14.97cm">
          <text:p text:style-name="P1"><text:span text:style-name="T1">He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2.921cm" svg:x="2.27cm" svg:y="16.2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2.397cm" svg:y="16.367cm">
          <text:p text:style-name="P1"><text:span text:style-name="T1">Key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1.27cm" svg:x="2.397cm" svg:y="17.764cm">
          <text:p text:style-name="P1"><text:span text:style-name="T1">Secre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00:02:59.010015667</meta:creation-date>
    <dc:date>2016-12-10T06:25:08.630633159</dc:date>
    <meta:editing-duration>PT11M1S</meta:editing-duration>
    <meta:editing-cycles>4</meta:editing-cycles>
    <meta:generator>LibreOffice/5.1.4.2$Linux_X86_64 LibreOffice_project/10m0$Build-2</meta:generator>
    <meta:document-statistic meta:object-count="29"/>
  </office:meta>
</office:document-meta>
</file>